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top="0.0694in" fo:margin-bottom="0.0694in" fo:line-height="100%"/>
      <style:text-properties style:font-name="Calibri" style:font-name-asian="Times New Roman" style:font-name-complex="Calibri" fo:font-weight="bold" style:font-weight-asian="bold" style:font-weight-complex="bold" fo:color="#000000" fo:font-size="12pt" style:font-size-asian="12pt" style:font-size-complex="12pt" fo:language="en" fo:country="US" style:language-asian="fi" style:country-asian="FI"/>
    </style:style>
    <style:style style:name="P2" style:parent-style-name="Normal" style:family="paragraph">
      <style:paragraph-properties fo:text-align="justify" fo:margin-top="0.0694in" fo:margin-bottom="0.0694in" fo:line-height="100%"/>
      <style:text-properties style:font-name="Calibri" style:font-name-asian="Times New Roman" style:font-name-complex="Calibri" fo:font-weight="bold" style:font-weight-asian="bold" style:font-weight-complex="bold" fo:color="#000000" fo:font-size="12pt" style:font-size-asian="12pt" style:font-size-complex="12pt" fo:language="en" fo:country="US" style:language-asian="fi" style:country-asian="FI"/>
    </style:style>
    <style:style style:name="P3" style:parent-style-name="Normal" style:family="paragraph">
      <style:paragraph-properties fo:text-align="justify" fo:margin-top="0.0694in" fo:margin-bottom="0.0694in" fo:line-height="100%"/>
      <style:text-properties style:font-name="Calibri" style:font-name-asian="Times New Roman" style:font-name-complex="Calibri" fo:font-weight="bold" style:font-weight-asian="bold" style:font-weight-complex="bold" fo:color="#000000" fo:font-size="12pt" style:font-size-asian="12pt" style:font-size-complex="12pt" fo:language="en" fo:country="US" style:language-asian="fi" style:country-asian="FI"/>
    </style:style>
    <style:style style:name="P4" style:parent-style-name="Normal" style:family="paragraph">
      <style:paragraph-properties fo:text-align="justify" fo:margin-top="0.0694in" fo:margin-bottom="0.0694in" fo:line-height="100%"/>
      <style:text-properties style:font-name="Calibri" style:font-name-asian="Times New Roman" style:font-name-complex="Calibri" fo:font-weight="bold" style:font-weight-asian="bold" style:font-weight-complex="bold" fo:color="#000000" fo:font-size="12pt" style:font-size-asian="12pt" style:font-size-complex="12pt" style:language-asian="fi" style:country-asian="FI"/>
    </style:style>
    <style:style style:name="P5" style:parent-style-name="Normal" style:family="paragraph">
      <style:paragraph-properties fo:text-align="justify" fo:margin-top="0.0694in" fo:margin-bottom="0.0694in" fo:line-height="100%"/>
      <style:text-properties style:font-name="Calibri" style:font-name-asian="Times New Roman" style:font-name-complex="Calibri" fo:font-weight="bold" style:font-weight-asian="bold" style:font-weight-complex="bold" fo:color="#000000" fo:font-size="12pt" style:font-size-asian="12pt" style:font-size-complex="12pt" style:language-asian="fi" style:country-asian="FI"/>
    </style:style>
    <style:style style:name="P6" style:parent-style-name="Normal" style:family="paragraph">
      <style:paragraph-properties fo:text-align="justify" fo:margin-top="0.0694in" fo:margin-bottom="0.0694in" fo:line-height="100%"/>
      <style:text-properties style:font-name="Calibri" style:font-name-asian="Times New Roman" style:font-name-complex="Calibri" fo:font-weight="bold" style:font-weight-asian="bold" style:font-weight-complex="bold" fo:color="#000000" fo:font-size="12pt" style:font-size-asian="12pt" style:font-size-complex="12pt" style:language-asian="fi" style:country-asian="FI"/>
    </style:style>
    <style:style style:name="P7" style:parent-style-name="Normal" style:family="paragraph">
      <style:paragraph-properties fo:text-align="justify" fo:margin-top="0.0694in" fo:margin-bottom="0.0694in" fo:line-height="100%"/>
      <style:text-properties style:font-name="Calibri" style:font-name-asian="Times New Roman" style:font-name-complex="Calibri" fo:font-weight="bold" style:font-weight-asian="bold" style:font-weight-complex="bold" fo:color="#000000" fo:font-size="12pt" style:font-size-asian="12pt" style:font-size-complex="12pt" style:language-asian="fi" style:country-asian="FI"/>
    </style:style>
    <style:style style:name="P8" style:parent-style-name="Normal" style:family="paragraph">
      <style:paragraph-properties fo:text-align="justify" fo:margin-top="0.0694in" fo:margin-bottom="0.0694in" fo:line-height="100%"/>
      <style:text-properties style:font-name="Calibri" style:font-name-asian="Times New Roman" style:font-name-complex="Calibri" fo:font-weight="bold" style:font-weight-asian="bold" style:font-weight-complex="bold" fo:color="#000000" fo:font-size="12pt" style:font-size-asian="12pt" style:font-size-complex="12pt" style:language-asian="fi" style:country-asian="FI"/>
    </style:style>
    <style:style style:name="P9" style:parent-style-name="Normal" style:family="paragraph">
      <style:paragraph-properties fo:text-align="justify" fo:margin-top="0.0694in" fo:margin-bottom="0.0694in" fo:line-height="100%"/>
      <style:text-properties style:font-name="Calibri" style:font-name-asian="Times New Roman" style:font-name-complex="Calibri" fo:font-weight="bold" style:font-weight-asian="bold" style:font-weight-complex="bold" fo:color="#000000" fo:font-size="12pt" style:font-size-asian="12pt" style:font-size-complex="12pt" style:language-asian="fi" style:country-asian="FI"/>
    </style:style>
    <style:style style:name="P10"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color="#000000" fo:font-size="12pt" style:font-size-asian="12pt" style:font-size-complex="12pt" fo:language="en" fo:country="US"/>
    </style:style>
    <style:style style:name="P11" style:parent-style-name="Normal" style:family="paragraph">
      <style:paragraph-properties fo:text-align="justify" fo:margin-top="0.0694in" fo:margin-bottom="0.0694in" fo:line-height="100%"/>
      <style:text-properties style:font-name="Calibri" style:font-name-asian="Times New Roman" style:font-name-complex="Calibri" fo:font-weight="bold" style:font-weight-asian="bold" style:font-weight-complex="bold" fo:color="#000000" fo:font-size="12pt" style:font-size-asian="12pt" style:font-size-complex="12pt" fo:language="en" fo:country="US" style:language-asian="fi" style:country-asian="FI"/>
    </style:style>
    <style:style style:name="P12"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color="#000000" fo:font-size="12pt" style:font-size-asian="12pt" style:font-size-complex="12pt" fo:language="en" fo:country="US"/>
    </style:style>
    <style:style style:name="P13"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color="#000000" fo:font-size="12pt" style:font-size-asian="12pt" style:font-size-complex="12pt" fo:language="en" fo:country="US"/>
    </style:style>
    <style:style style:name="P14" style:parent-style-name="Normal" style:family="paragraph">
      <style:paragraph-properties fo:text-align="justify" fo:margin-top="0.0694in" fo:margin-bottom="0.0694in" fo:line-height="100%"/>
      <style:text-properties style:font-name="Calibri" style:font-name-asian="Times New Roman" style:font-name-complex="Calibri" fo:font-weight="bold" style:font-weight-asian="bold" style:font-weight-complex="bold" fo:color="#000000" fo:font-size="12pt" style:font-size-asian="12pt" style:font-size-complex="12pt" fo:language="en" fo:country="US" style:language-asian="fi" style:country-asian="FI"/>
    </style:style>
    <style:style style:name="P15" style:parent-style-name="Normal" style:family="paragraph">
      <style:paragraph-properties fo:text-align="justify" fo:margin-top="0.0694in" fo:margin-bottom="0.0694in" fo:line-height="100%"/>
      <style:text-properties style:font-name="Calibri" style:font-name-asian="Times New Roman" style:font-name-complex="Calibri" fo:font-weight="bold" style:font-weight-asian="bold" style:font-weight-complex="bold" fo:color="#000000" fo:font-size="12pt" style:font-size-asian="12pt" style:font-size-complex="12pt" fo:language="en" fo:country="US" style:language-asian="fi" style:country-asian="FI"/>
    </style:style>
    <style:style style:name="P16"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style:style>
    <style:style style:name="P17"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style:style>
    <style:style style:name="P18"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style:style>
    <style:style style:name="P19"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style:style>
    <style:style style:name="P20"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style:style>
    <style:style style:name="P21"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style:style>
    <style:style style:name="P22"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style:style>
    <style:style style:name="P23"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style:style>
    <style:style style:name="P24"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style:style>
    <style:style style:name="P25"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style:style>
    <style:style style:name="P26"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style:style>
    <style:style style:name="P28"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style:style>
    <style:style style:name="P29" style:parent-style-name="Normal" style:family="paragraph">
      <style:paragraph-properties style:vertical-align="auto" fo:margin-bottom="0in" fo:line-height="100%"/>
      <style:text-properties fo:hyphenate="true"/>
    </style:style>
    <style:style style:name="T30"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fi" style:country-asian="FI"/>
    </style:style>
    <style:style style:name="T31"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fo:language="en" fo:country="US" style:language-asian="fi" style:country-asian="FI"/>
    </style:style>
    <style:style style:name="P32" style:parent-style-name="Normal" style:family="paragraph">
      <style:paragraph-properties style:vertical-align="auto" fo:margin-bottom="0in" fo:line-height="100%"/>
      <style:text-properties fo:hyphenate="true"/>
    </style:style>
    <style:style style:name="T33"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fi" style:country-asian="FI"/>
    </style:style>
    <style:style style:name="T34"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fo:language="en" fo:country="US" style:language-asian="fi" style:country-asian="FI"/>
    </style:style>
    <style:style style:name="P35" style:parent-style-name="Normal" style:family="paragraph">
      <style:paragraph-properties style:vertical-align="auto" fo:margin-bottom="0in" fo:line-height="100%"/>
      <style:text-properties fo:hyphenate="true"/>
    </style:style>
    <style:style style:name="T36"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fi" style:country-asian="FI"/>
    </style:style>
    <style:style style:name="T37"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fo:language="en" fo:country="US" style:language-asian="fi" style:country-asian="FI"/>
    </style:style>
    <style:style style:name="P38" style:parent-style-name="Normal" style:family="paragraph">
      <style:paragraph-properties style:vertical-align="auto" fo:margin-bottom="0in" fo:line-height="100%"/>
      <style:text-properties fo:hyphenate="true"/>
    </style:style>
    <style:style style:name="T39"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fi" style:country-asian="FI"/>
    </style:style>
    <style:style style:name="T40"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fo:language="en" fo:country="US" style:language-asian="fi" style:country-asian="FI"/>
    </style:style>
    <style:style style:name="P41" style:parent-style-name="Normal" style:family="paragraph">
      <style:paragraph-properties style:vertical-align="auto" fo:margin-bottom="0in" fo:line-height="100%"/>
      <style:text-properties fo:hyphenate="true"/>
    </style:style>
    <style:style style:name="T42"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fi" style:country-asian="FI"/>
    </style:style>
    <style:style style:name="T43"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fo:language="en" fo:country="US" style:language-asian="fi" style:country-asian="FI"/>
    </style:style>
    <style:style style:name="P44" style:parent-style-name="Normal" style:family="paragraph">
      <style:paragraph-properties fo:text-align="justify"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style:style>
    <style:style style:name="P45" style:parent-style-name="Normal" style:family="paragraph">
      <style:paragraph-properties fo:text-align="justify"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style:style>
    <style:style style:name="P46"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fo:hyphenate="true"/>
    </style:style>
    <style:style style:name="P47"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fo:hyphenate="true"/>
    </style:style>
    <style:style style:name="P48"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fo:hyphenate="true"/>
    </style:style>
    <style:style style:name="P49"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fo:hyphenate="true"/>
    </style:style>
    <style:style style:name="P50"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fo:hyphenate="true"/>
    </style:style>
    <style:style style:name="P51"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fo:hyphenate="true"/>
    </style:style>
    <style:style style:name="P52"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fo:hyphenate="true"/>
    </style:style>
    <style:style style:name="P53"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fo:hyphenate="true"/>
    </style:style>
    <style:style style:name="P54"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fo:hyphenate="true"/>
    </style:style>
    <style:style style:name="P55"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fo:hyphenate="true"/>
    </style:style>
    <style:style style:name="P56"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fo:hyphenate="true"/>
    </style:style>
    <style:style style:name="P57"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fo:hyphenate="true"/>
    </style:style>
    <style:style style:name="P58"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style:language-asian="fi" style:country-asian="FI" fo:hyphenate="true"/>
    </style:style>
    <style:style style:name="P59" style:parent-style-name="Normal" style:family="paragraph">
      <style:paragraph-properties style:vertical-align="auto"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fo:hyphenate="true"/>
    </style:style>
    <style:style style:name="P60" style:parent-style-name="Normal" style:family="paragraph">
      <style:paragraph-properties style:vertical-align="auto"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fo:hyphenate="true"/>
    </style:style>
    <style:style style:name="P61" style:parent-style-name="Normal" style:family="paragraph">
      <style:paragraph-properties style:vertical-align="auto" fo:margin-top="0.0694in" fo:margin-bottom="0.0694in" fo:line-height="100%"/>
      <style:text-properties style:font-name="Calibri" style:font-name-complex="Calibri" fo:font-weight="bold" style:font-weight-asian="bold" style:font-weight-complex="bold" fo:font-size="12pt" style:font-size-asian="12pt" style:font-size-complex="12pt" fo:language="en" fo:country="US" fo:hyphenate="true"/>
    </style:style>
    <style:style style:name="P62" style:parent-style-name="Normal" style:family="paragraph">
      <style:paragraph-properties style:vertical-align="auto" fo:margin-top="0.0694in" fo:margin-bottom="0.0694in" fo:line-height="100%"/>
      <style:text-properties fo:hyphenate="true"/>
    </style:style>
    <style:style style:name="T63" style:parent-style-name="hgkelc" style:family="text">
      <style:text-properties fo:font-weight="bold" style:font-weight-asian="bold" style:font-weight-complex="bold" fo:font-size="12pt" style:font-size-asian="12pt" style:font-size-complex="12pt" fo:language="en" fo:country="US"/>
    </style:style>
    <style:style style:name="P64" style:parent-style-name="Normal" style:family="paragraph">
      <style:paragraph-properties style:vertical-align="auto" fo:margin-top="0.0694in" fo:margin-bottom="0.0694in" fo:line-height="100%"/>
      <style:text-properties fo:hyphenate="true"/>
    </style:style>
    <style:style style:name="T65" style:parent-style-name="hgkelc" style:family="text">
      <style:text-properties fo:font-weight="bold" style:font-weight-asian="bold" style:font-weight-complex="bold" fo:font-size="12pt" style:font-size-asian="12pt" style:font-size-complex="12pt" fo:language="en" fo:country="US"/>
    </style:style>
    <style:style style:name="P66"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fo:language="en" fo:country="US" style:language-asian="fi" style:country-asian="FI" fo:hyphenate="true"/>
    </style:style>
    <style:style style:name="P67"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color="#FF0000" fo:font-size="12pt" style:font-size-asian="12pt" style:font-size-complex="12pt" fo:language="en" fo:country="US" style:language-asian="fi" style:country-asian="FI" fo:hyphenate="true"/>
    </style:style>
    <style:style style:name="P68" style:parent-style-name="Normal" style:family="paragraph">
      <style:paragraph-properties style:vertical-align="auto" fo:margin-top="0.0694in" fo:margin-bottom="0.0694in" fo:line-height="100%"/>
      <style:text-properties fo:hyphenate="true"/>
    </style:style>
    <style:style style:name="T69"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fo:language="en" fo:country="US" style:language-asian="fi" style:country-asian="FI"/>
    </style:style>
    <style:style style:name="T70"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fo:language="en" fo:country="US" style:language-asian="fi" style:country-asian="FI"/>
    </style:style>
    <style:style style:name="T71" style:parent-style-name="DefaultParagraphFont" style:family="text">
      <style:text-properties style:font-name="Calibri" style:font-name-complex="Calibri" fo:font-weight="bold" style:font-weight-asian="bold" style:font-weight-complex="bold" fo:font-size="12pt" style:font-size-asian="12pt" style:font-size-complex="12pt" fo:language="en" fo:country="US"/>
    </style:style>
    <style:style style:name="P72"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color="#FF0000" fo:font-size="12pt" style:font-size-asian="12pt" style:font-size-complex="12pt" fo:language="en" fo:country="US" style:language-asian="fi" style:country-asian="FI" fo:hyphenate="true"/>
    </style:style>
    <style:style style:name="P73" style:parent-style-name="Normal"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fo:language="en" fo:country="US" style:language-asian="fi" style:country-asian="FI" fo:hyphenate="true"/>
    </style:style>
    <style:style style:name="P74" style:parent-style-name="Normal" style:family="paragraph">
      <style:paragraph-properties fo:text-align="justify" fo:margin-top="0.0694in" fo:margin-bottom="0.0694in" fo:line-height="100%"/>
      <style:text-properties style:font-name="Calibri" style:font-name-complex="Calibri" fo:font-weight="bold" style:font-weight-asian="bold" style:font-weight-complex="bold" fo:color="#000000" fo:font-size="12pt" style:font-size-asian="12pt" style:font-size-complex="12pt" fo:language="en" fo:country="US"/>
    </style:style>
  </office:automatic-styles>
  <office:body>
    <office:text text:use-soft-page-breaks="true">
      <text:h text:style-name="P1" text:outline-level="2">What is SDLC?</text:h>
      <text:p text:style-name="P2">SDLC is a process followed for a software project, within a software organization. It consists of a detailed plan describing how to develop, maintain, replace and alter or enhance specific software. The life cycle<text:s/>defines a methodology for improving the quality of software and the overall development process.</text:p>
      <text:p text:style-name="P3">Following are the most important and popular SDLC models followed in the industry −</text:p>
      <text:list text:style-name="LFO1" text:continue-numbering="true">
        <text:list-item>
          <text:p text:style-name="P4">Waterfall Model</text:p>
        </text:list-item>
        <text:list-item>
          <text:p text:style-name="P5">Iterative Model</text:p>
        </text:list-item>
        <text:list-item>
          <text:p text:style-name="P6">Spiral Model</text:p>
        </text:list-item>
        <text:list-item>
          <text:p text:style-name="P7">V-Model</text:p>
        </text:list-item>
        <text:list-item>
          <text:p text:style-name="P8">Big Bang Model</text:p>
        </text:list-item>
        <text:list-item>
          <text:p text:style-name="P9">Agile</text:p>
        </text:list-item>
      </text:list>
      <text:p text:style-name="P10">In a waterfall model, each phase must be completed before the next phase can begin and there is no overlapping in the phases. The waterfall Model illustrates the software development process in a linear sequential flow. This means that any phase in the development process begins only if the previous phase is complete.<text:s/>In this waterfall model, the phases do not overlap.</text:p>
      <text:p text:style-name="P11">In the Iterative model, iterative process starts with a simple implementation of a small set of the software requirements and iteratively enhances<text:s/>the evolving versions until the complete system is implemented and ready to be deployed.An iterative life cycle model does not attempt to start with a full specification of requirements. Instead, development begins by specifying and implementing just part<text:s/>of the software, which is then reviewed to identify further requirements. This process is then repeated, producing a new version of the software at the end of each iteration of the model</text:p>
      <text:p text:style-name="P12">The spiral model combines the idea of iterative development with the<text:s/>systematic, controlled aspects of the waterfall model. This Spiral model is a combination of iterative development process model and sequential linear development model i.e. the waterfall model with a very high emphasis on risk analysis. It allows incremental releases of the product or incremental refinement through each iteration around the spiral.</text:p>
      <text:p text:style-name="P13">The V-Model is an extension of the waterfall model and is based on the association of a testing phase for each corresponding development stage. This means that<text:s/>for every single phase in the development cycle, there is a directly associated testing phase. This is a highly-disciplined model and the next phase starts only after completion of the previous phase.</text:p>
      <text:p text:style-name="P14">The Big Bang model is an SDLC model where we do not follow any specific process. The development just starts with the required money and efforts as the input, and the output is the software developed which may or may not be as per customer requirement. This Big Bang Model does not follow a process/procedure and there is a very little planning required. Even the customer is not sure about what exactly he wants and the requirements are implemented on the fly without much analysis.Usually this model is followed for small projects where the development teams are very small.</text:p>
      <text:p text:style-name="P15">Agile model believes that every project needs to be handled differently and the existing methods need to be tailored to best suit the project requirements. In Agile, the tasks are<text:s/><text:soft-page-break/>divided to time boxes (small time frames) to deliver<text:s/>specific features for a release.Iterative approach is taken and working software build is delivered after each iteration. Each build is incremental in terms of features; the final build holds all the features required by the customer.</text:p>
      <text:p text:style-name="P16">Some agile methodologies:</text:p>
      <text:p text:style-name="P17"><text:s/>•Scrum</text:p>
      <text:p text:style-name="P18">•Kanban(Lean Software Development)</text:p>
      <text:p text:style-name="P19">•Adaptive Software Development(ASD)</text:p>
      <text:p text:style-name="P20">•The Crystal Methodologies</text:p>
      <text:p text:style-name="P21">•Dynamic Systems Development Method (DSDM)</text:p>
      <text:p text:style-name="P22">•Extreme Programming (XP)</text:p>
      <text:p text:style-name="P23">•Feature-Driven Development(FDD</text:p>
      <text:p text:style-name="P24">What is XP? How would you define it?</text:p>
      <text:p text:style-name="P25">IT’s a methodologies of Agile. light weight, pair programing, unit testing and integration testing are done in here.</text:p>
      <text:p text:style-name="P26">When would you use XP in software development project?</text:p>
      <text:p text:style-name="P27">when clint does not know full requirement. Every time changing system functionality. very few programmers included in a team.</text:p>
      <text:p text:style-name="P28">What are the five main values of XP?<text:s/>Describe each value briefly</text:p>
      <text:p text:style-name="P29"><text:span text:style-name="T30"></text:span><text:span text:style-name="T31"><text:s text:c="2"/>Communication.</text:span></text:p>
      <text:p text:style-name="P32"><text:span text:style-name="T33"></text:span><text:span text:style-name="T34"><text:s text:c="2"/>Simplicity.<text:s/></text:span></text:p>
      <text:p text:style-name="P35"><text:span text:style-name="T36"></text:span><text:span text:style-name="T37"><text:s text:c="2"/>Feedback.<text:s/></text:span></text:p>
      <text:p text:style-name="P38"><text:span text:style-name="T39"></text:span><text:span text:style-name="T40"><text:s text:c="2"/>Courage.<text:s/></text:span></text:p>
      <text:p text:style-name="P41"><text:span text:style-name="T42"></text:span><text:span text:style-name="T43"><text:s text:c="2"/>Respect. <text:s/></text:span></text:p>
      <text:p text:style-name="P44"> <text:s/>Sit Together.</text:p>
      <text:p text:style-name="P45">What practices XP follows?</text:p>
      <text:list text:style-name="LFO2" text:continue-numbering="true">
        <text:list-item>
          <text:p text:style-name="P46">The Planning Game</text:p>
        </text:list-item>
        <text:list-item>
          <text:p text:style-name="P47">Small Releases</text:p>
        </text:list-item>
        <text:list-item>
          <text:p text:style-name="P48">Metaphor</text:p>
        </text:list-item>
        <text:list-item>
          <text:p text:style-name="P49">Simple Design</text:p>
        </text:list-item>
        <text:list-item>
          <text:p text:style-name="P50">Testing</text:p>
        </text:list-item>
        <text:list-item>
          <text:p text:style-name="P51">Refactoring</text:p>
        </text:list-item>
        <text:list-item>
          <text:p text:style-name="P52">Pair Programming</text:p>
        </text:list-item>
        <text:list-item>
          <text:p text:style-name="P53">Collective Ownership</text:p>
        </text:list-item>
        <text:list-item>
          <text:p text:style-name="P54">Continuous Integration</text:p>
        </text:list-item>
        <text:list-item>
          <text:p text:style-name="P55">40-hour week</text:p>
        </text:list-item>
        <text:list-item>
          <text:p text:style-name="P56">On-site Customer</text:p>
        </text:list-item>
        <text:list-item>
          <text:p text:style-name="P57">Coding Standard</text:p>
        </text:list-item>
      </text:list>
      <text:p text:style-name="P58"/>
      <text:soft-page-break/>
      <text:p text:style-name="P59">What are the roles in XP?</text:p>
      <text:p text:style-name="P60">Customers, Developers, Trackers and coach.</text:p>
      <text:p text:style-name="P61">SCURM</text:p>
      <text:p text:style-name="P62"><text:span text:style-name="T63">Scrum is a framework for project management that emphasizes teamwork, accountability and iterative progress toward a well-defined goal.</text:span></text:p>
      <text:p text:style-name="P64"><text:span text:style-name="T65">SPRINT</text:span></text:p>
      <text:p text:style-name="P66">Several incremental releases is called sprint.</text:p>
      <text:p text:style-name="P67">Product Backlog</text:p>
      <text:p text:style-name="P68"><text:span text:style-name="T69">It is the list of features described by product owner.</text:span><text:span text:style-name="T70"><text:s/></text:span><text:span text:style-name="T71">The Product Backlog is an ordered list of everything that is known to be needed in the product.</text:span></text:p>
      <text:p text:style-name="P72">sprint Backlog</text:p>
      <text:p text:style-name="P73">after sprint planning, go to sprint backlog. in sprint backlog decide which<text:s/>user stories will go next sprint.</text:p>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i" style:country-asian="FI"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i" style:country-asian="F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center" style:vertical-pos="middle"/>
    </style:style>
  </office:automatic-styles>
  <office:master-styles>
    <style:master-page style:name="MP0" style:page-layout-name="PL0">
      <style:header>
        <text:p text:style-name="Header"><draw:frame draw:z-index="251659264" draw:style-name="a0" draw:name="WordPictureWatermark412992923" text:anchor-type="paragraph" svg:x="0in" svg:y="0in" svg:width="10in" svg:height="7.5in" style:rel-width="scale" style:rel-height="scale"><draw:image xlink:href="media/image1.jpeg" xlink:type="simple" xlink:show="embed" xlink:actuate="onLoad"/><svg:title/><svg:desc/></draw:frame></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ruk Md</meta:initial-creator>
    <dc:creator>Faruk Md</dc:creator>
    <meta:creation-date>2021-01-18T11:32:00Z</meta:creation-date>
    <dc:date>2021-02-01T00:49:00Z</dc:date>
    <meta:template xlink:href="Normal.dotm" xlink:type="simple"/>
    <meta:editing-cycles>2</meta:editing-cycles>
    <meta:editing-duration>PT33300S</meta:editing-duration>
    <meta:document-statistic meta:page-count="3" meta:paragraph-count="9" meta:word-count="523" meta:character-count="4757" meta:row-count="35" meta:non-whitespace-character-count="4243"/>
  </office:meta>
</office:document-meta>
</file>